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center" style:justify-single-word="false"/>
      <style:text-properties fo:font-size="14pt" style:font-size-asian="14pt" style:font-size-complex="14pt"/>
    </style:style>
    <style:style style:name="P5" style:family="paragraph" style:parent-style-name="Standard">
      <style:paragraph-properties fo:line-height="150%" fo:text-align="start" style:justify-single-word="false"/>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line-height="150%"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fo:font-size="18pt" style:font-size-asian="18pt" style:font-size-complex="18pt"/>
    </style:style>
    <style:style style:name="P11" style:family="paragraph" style:parent-style-name="Standard">
      <style:paragraph-properties fo:line-height="150%" fo:text-align="center" style:justify-single-word="false"/>
      <style:text-properties fo:color="#000000" style:font-name="Times New Roman1" fo:font-size="14pt" style:font-name-asian="Times New Roman1" style:font-size-asian="14pt" style:font-name-complex="Times New Roman1" style:font-size-complex="14pt"/>
    </style:style>
    <style:style style:name="P12"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50%" fo:text-align="center"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line-height="200%" fo:text-align="start" style:justify-single-word="false"/>
    </style:style>
    <style:style style:name="P16" style:family="paragraph" style:parent-style-name="Standard" style:list-style-name="WW8Num3">
      <style:paragraph-properties fo:line-height="200%" fo:text-align="start" style:justify-single-word="false"/>
    </style:style>
    <style:style style:name="P17"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8" style:family="paragraph" style:parent-style-name="Standard" style:list-style-name="WW8Num2">
      <style:paragraph-properties fo:line-height="200%" fo:text-align="start" style:justify-single-word="false"/>
      <style:text-properties style:text-underline-style="none" fo:font-weight="bold" style:font-weight-asian="bold" style:font-weight-complex="bold"/>
    </style:style>
    <style:style style:name="P19"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20" style:family="paragraph" style:parent-style-name="Standard">
      <style:paragraph-properties fo:line-height="200%" fo:text-align="start"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WW8Num3">
      <style:paragraph-properties fo:line-height="200%"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line-height="150%" fo:text-align="center" style:justify-single-word="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3" style:family="paragraph" style:parent-style-name="Standard" style:master-page-name="Convert_20_2">
      <style:paragraph-properties fo:line-height="150%" fo:text-align="center" style:justify-single-word="false" style:page-number="auto"/>
      <style:text-properties fo:font-size="14pt" style:font-size-asian="14pt" style:font-size-complex="14pt"/>
    </style:style>
    <style:style style:name="P24" style:family="paragraph" style:parent-style-name="Standard" style:master-page-name="Convert_20_3">
      <style:paragraph-properties fo:line-height="200%" fo:text-align="center" style:justify-single-word="false" style:page-number="1"/>
      <style:text-properties style:text-underline-style="none" fo:font-weight="bold" style:font-weight-asian="bold" style:font-weight-complex="bold"/>
    </style:style>
    <style:style style:name="P25" style:family="paragraph" style:parent-style-name="Standard" style:master-page-name="First_20_Page">
      <style:paragraph-properties fo:line-height="150%" fo:text-align="center" style:justify-single-word="false" style:page-number="auto"/>
      <style:text-properties fo:font-size="14pt" fo:font-weight="bold" style:font-size-asian="14pt" style:font-weight-asian="bold" style:font-size-complex="14pt" style:font-weight-complex="bold"/>
    </style:style>
    <style:style style:name="P26" style:family="paragraph" style:parent-style-name="Standard" style:master-page-name="AWALAN">
      <style:paragraph-properties fo:line-height="150%" fo:text-align="center" style:justify-single-word="false" style:page-number="auto"/>
      <style:text-properties fo:font-size="14pt" fo:font-weight="bold" style:font-size-asian="14pt" style:font-weight-asian="bold" style:font-size-complex="14pt" style:font-weight-complex="bold"/>
    </style:style>
    <style:style style:name="P27"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font-weight-complex="normal"/>
    </style:style>
    <style:style style:name="T6" style:family="text">
      <style:text-properties fo:color="#000000" style:font-name="Times New Roman1" fo:font-size="14pt" style:font-name-asian="Times New Roman1" style:font-size-asian="14pt" style:font-name-complex="Times New Roman1" style:font-size-complex="14pt"/>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ize="18pt" style:font-size-asian="18pt" style:font-size-complex="18pt"/>
    </style:style>
    <style:style style:name="gr1" style:family="graphic">
      <style:graphic-properties draw:stroke="solid" svg:stroke-width="0.0201in" svg:stroke-color="#80808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808080" draw:stroke-linejoin="round"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APORAN KERJA PRAKTEK</text:p>
      <text:p text:style-name="P6">SEMESTER GENAP 2012/2013</text:p>
      <text:p text:style-name="P6">PERIODE 04-2013 s/d 06-2013</text:p>
      <text:p text:style-name="P4"/>
      <text:p text:style-name="P6">PEMBUATAN DAN PENGEMBANGAN GAME SIMULASI KEAMANAN</text:p>
      <text:p text:style-name="P6">PT PAMAPERSADA NUSANTARA</text:p>
      <text:p text:style-name="P4"/>
      <text:p text:style-name="P4">DISUSUN OLEH :</text:p>
      <text:p text:style-name="P4"/>
      <text:p text:style-name="P4">RADITYA DANANG DIMASAJI</text:p>
      <text:p text:style-name="P4">1401077453</text:p>
      <text:p text:style-name="P4">REYHANNANDA XAVIER CASELA AZHARI</text:p>
      <text:p text:style-name="P2"><text:bookmark text:name="ctl00_ContentPlaceHolder1_labelNim"/><text:span text:style-name="Strong_20_Emphasis"><text:span text:style-name="T5">1401076223</text:span></text:span> </text:p>
      <text:p text:style-name="P1"/>
      <text:p text:style-name="P4">SCHOOL OF COMPUTER SCIENCE </text:p>
      <text:p text:style-name="P4">COMPUTER SCIENCE DEPARTMENT</text:p>
      <text:p text:style-name="P4"/>
      <text:p text:style-name="P4">PT PAMAPERSADA NUSANTARA</text:p>
      <text:p text:style-name="P4">JL. RAWAGELAM 1 NO. 9, JAKARTA INDUSTRIAL ESTATE PULO GADUNG</text:p>
      <text:p text:style-name="P4">JAKARTA 13930</text:p>
      <text:p text:style-name="P4">021 460 2015</text:p>
      <text:p text:style-name="P4"/>
      <text:p text:style-name="P4"/>
      <text:p text:style-name="P6">UNIVERSITAS BINA NUSANTARA</text:p>
      <text:p text:style-name="P6">JAKARTA</text:p>
      <text:p text:style-name="P4">2013</text:p>
      <text:p text:style-name="P4"/>
      <text:p text:style-name="P10"/>
      <text:p text:style-name="P26">LAPORAN KERJA PRAKTEK</text:p>
      <text:p text:style-name="P6">SEMESTER GENAP 2012/2013</text:p>
      <text:p text:style-name="P6">PERIODE 04-2013 s/d 06-2013</text:p>
      <text:p text:style-name="P4"/>
      <text:p text:style-name="P6">PEMBUATAN DAN PENGEMBANGAN GAME SIMULASI KEAMANAN</text:p>
      <text:p text:style-name="P6">PT PAMAPERSADA NUSANTARA</text:p>
      <text:p text:style-name="P11">Diajukan sebagai salah satu syarat</text:p>
      <text:p text:style-name="P2"><text:span text:style-name="T6"><text:s/>Untuk kelulusan mata kuliah Kerja Praktek </text:span></text:p>
      <text:p text:style-name="P11">SCHOOL OF COMPUTER SCIENCE </text:p>
      <text:p text:style-name="P11">COMPUTER SCIENCE DEPARTMENT </text:p>
      <text:p text:style-name="P11">Jenjang Studi Strata 1 </text:p>
      <text:p text:style-name="P4"/>
      <text:p text:style-name="P4">DISUSUN OLEH :</text:p>
      <text:p text:style-name="P4">RADITYA DANANG DIMASAJI</text:p>
      <text:p text:style-name="P4">1401077453</text:p>
      <text:p text:style-name="P4">REYHANNANDA XAVIER CASELA AZHARI</text:p>
      <text:p text:style-name="P2"><text:bookmark text:name="ctl00_ContentPlaceHolder1_labelNim1"/><text:span text:style-name="Strong_20_Emphasis"><text:span text:style-name="T5">1401076223</text:span></text:span> </text:p>
      <text:p text:style-name="P4"/>
      <text:p text:style-name="P4">PT PAMAPERSADA NUSANTARA</text:p>
      <text:p text:style-name="P4">JL. RAWAGELAM 1 NO. 9, JAKARTA INDUSTRIAL ESTATE PULO GADUNG</text:p>
      <text:p text:style-name="P4">JAKARTA 13930</text:p>
      <text:p text:style-name="P4">021 460 2015</text:p>
      <text:p text:style-name="P4"/>
      <text:p text:style-name="P4"/>
      <text:p text:style-name="P6">UNIVERSITAS BINA NUSANTARA</text:p>
      <text:p text:style-name="P6">JAKARTA</text:p>
      <text:p text:style-name="P4">2013</text:p>
      <text:p text:style-name="P4"/>
      <text:p text:style-name="P4"/>
      <text:p text:style-name="P23">Universitas Bina Nusantara</text:p>
      <text:p text:style-name="P4"><draw:line text:anchor-type="char" draw:z-index="0" draw:style-name="gr1" draw:text-style-name="P27" svg:x1="0.0181in" svg:y1="0.0327in" svg:x2="6.6638in" svg:y2="0.0327in"><text:p/></draw:line></text:p>
      <text:p text:style-name="P4">Pernyataan Keaslian Laporan Kerja Praktek</text:p>
      <text:p text:style-name="P4"/>
      <text:p text:style-name="P5">Pernyataan Penyusunan Laporan Kerja Praktek</text:p>
      <text:p text:style-name="P5"/>
      <text:p text:style-name="P5">Kami, Raditya Danang Dimasaji</text:p>
      <text:p text:style-name="P5"><text:tab/> Reyhannanda Xavier Casela Azhari</text:p>
      <text:p text:style-name="P5"/>
      <text:p text:style-name="P5">dengan ini menyatakan bahwa Laporan Kerja Praktek yang berjudul :</text:p>
      <text:p text:style-name="P5"/>
      <text:p text:style-name="P4"><text:s/></text:p>
      <text:p text:style-name="P7">PEMBUATAN DAN PENGEMBANGAN GAME SIMULASI KEAMANAN</text:p>
      <text:p text:style-name="P7">PT PAMAPERSADA NUSANTARA</text:p>
      <text:p text:style-name="P7"/>
      <text:p text:style-name="P8">adalah benar hasil karya kami dan belum pernah diajukan sebagai karya ilmiah, sebagian atau seluruhnya, atas nama kami atau pihak lain</text:p>
      <text:p text:style-name="P8"/>
      <text:p text:style-name="P8"/>
      <text:p text:style-name="P8"/>
      <text:p text:style-name="P8"/>
      <text:p text:style-name="P8"/>
      <text:p text:style-name="P8"/>
      <text:p text:style-name="P8"/>
      <text:p text:style-name="P8"/>
      <text:p text:style-name="P8"/>
      <text:p text:style-name="P3"><text:span text:style-name="T3"><text:s text:c="6"/>Raditya Danang Dimasaji<text:tab/><text:tab/><text:tab/>Reyhannanda Xavier Casela Azhari<text:tab/><text:tab/></text:span></text:p>
      <text:p text:style-name="P3"><draw:line text:anchor-type="char" draw:z-index="1" draw:style-name="gr2" draw:text-style-name="P27" svg:x1="0.2575in" svg:y1="-0.0319in" svg:x2="2.3303in" svg:y2="-0.0319in"><text:p/></draw:line><draw:line text:anchor-type="char" draw:z-index="2" draw:style-name="gr2" draw:text-style-name="P27" svg:x1="3.4346in" svg:y1="-0.0425in" svg:x2="6.2992in" svg:y2="-0.0425in"><text:p/></draw:line><text:span text:style-name="T3"> <text:s text:c="14"/>1401077453<text:tab/><text:tab/><text:tab/><text:tab/><text:tab/> <text:s text:c="6"/>1401076223<text:tab/></text:span></text:p>
      <text:p text:style-name="P9"/>
      <text:p text:style-name="P9">ABSTRAK</text:p>
      <text:p text:style-name="P9"><text:soft-page-break/></text:p>
      <text:p text:style-name="P12">Pembuatan dan Pengembangan Game Simulasi Keamanan PT PAMAPERSADA NUSANTARA </text:p>
      <text:p text:style-name="P12">Oleh : <text:tab/>Raditya Danang Dimasaji</text:p>
      <text:p text:style-name="P12"><text:tab/>Reyhannanda Xavier Casela Azhari</text:p>
      <text:p text:style-name="P12"/>
      <text:p text:style-name="P3"><text:span text:style-name="T9">Tujuan dibuatnya game simulasi tersebut yaitu untuk memudahkan karyawan PT Pamapersada Nusantara untuk mengetahui budaya perusahaan dalam melakukan pekerjaannya secara aman. Analisa yang kami lakukan dengan melakukan pertemuan oleh salah satu manajer proyek tempat penulis melakukan kerja praktek dan tur di kantor PT Pamapersada Nusantara, membawa penulis dan manajer proyek PT Pamapersada Nusantara setuju untuk membuat game simulasi tiga dimensi yang interaktif dan sekaligus memberikan karyawan PT Pamapersada Nusantara prinsip-prinsip dasar dalam melakukan pekerjaannya di kantor atau di lapangan secara aman. Metodologi dalam pengembangan game simulasi interaktif tersebut penulis mencoba menggunakan </text:span><text:span text:style-name="T10">game-engine </text:span><text:span text:style-name="T11">gratis yang bernama </text:span><text:span text:style-name="T10">Unity3d </text:span><text:span text:style-name="T11">yang sedang populer saat ini dikalangan pengembang game besar maupun kecil. Semua objek-objek tiga dimensi akan dibentuk dalam program pembuatan objek tiga dimensi seperti </text:span><text:span text:style-name="T10">3ds Max</text:span><text:span text:style-name="T11"> dengan menggunakan lisensi mahasiswa. Objek-objek tiga dimensi tersebut akan langsung di-</text:span><text:span text:style-name="T10">pipeline </text:span><text:span text:style-name="T11">atau diimplementasikan ke dalam </text:span><text:span text:style-name="T10">game-engine</text:span><text:span text:style-name="T11"> yang penulis pakai yaitu </text:span><text:span text:style-name="T10">Unity3d. </text:span><text:span text:style-name="T11">Logika yang akan dipakai dalam game semua ditulis dengan menggunakan </text:span><text:span text:style-name="T10">compiler</text:span><text:span text:style-name="T11"> bawaan dari </text:span><text:span text:style-name="T10">game-engine </text:span><text:span text:style-name="T11">yaitu </text:span><text:span text:style-name="T10">Mono,</text:span><text:span text:style-name="T11"> </text:span><text:span text:style-name="T10">script logic</text:span><text:span text:style-name="T11"> game akan ditulis dalam bahasa </text:span><text:span text:style-name="T10">C# </text:span><text:span text:style-name="T11">dengan </text:span><text:span text:style-name="T10">class </text:span><text:span text:style-name="T11">yang sudah ada dalam </text:span><text:span text:style-name="T10">game-engine </text:span><text:span text:style-name="T11">untuk memudahkan penulisan </text:span><text:span text:style-name="T10">script</text:span><text:span text:style-name="T11"> atau </text:span><text:span text:style-name="T10">programming</text:span><text:span text:style-name="T11">. Pembuatan dan pengembangan game simulasi tersebut tidak hanya dapat membantu karyawan PT Pamapersada Nusantara tetapi, secara pribadi penulis, penulis mendapat pelajaran penting dalam berkomunikasi secara formal dengan perusahaan besar dan juga menambah pengetahuan penulis dalam mengerjakan proyek semi-besar yang sekaligus menambah wawasan dan </text:span><text:span text:style-name="T10">skill </text:span><text:span text:style-name="T11">penulis dalam </text:span><text:span text:style-name="T10">programming </text:span><text:span text:style-name="T11">menggunakan bahasa yang belum penulis kuasai. Dalam kedepannya penulis berharap dapat mengembangkan game simulasi tersebut agar tidak hanya membantu karyawan di PT Pamapersada Nusantara, tetapi seluruh orang yang memainkan game simulasi tersebut di </text:span><text:span text:style-name="T10">platform </text:span><text:span text:style-name="T11">manapun.</text:span></text:p>
      <text:p text:style-name="P10"/>
      <text:p text:style-name="P4"/>
      <text:p text:style-name="P4"/>
      <text:p text:style-name="P9">KATA PENGANTAR</text:p>
      <text:p text:style-name="P9"/>
      <text:p text:style-name="P12">Dengan memanjatkan puji syukur kepada Tuhan Yang Maha Esa penulis dapat menyelesaikan <text:soft-page-break/>Laporan Kerja Praktek yang berjudul “Pembuatan dan Pengembangan Game Simulasi Keamanan PT PAMAPERSADA NUSANTARA” dengan lancar. Dalam pembuatan Laporan Kerja Praktek ini penulis mendapatkan banyak bantuan dari berbagai pihak, oleh karena itu penulis ingin mengucapkan sebesar-besarnya rasa terima kasih kepada : Bapak Jhon Ramawi selaku manajer proyek PT Pamapersada Nusantara yang sudah memberikan penulis kesempatan dalam melakukan kerja praktek di PT Pamapersada Nusantara, Bapak Eddi Azhari yang sudah memudahkan penulis dalam mencari tempat kerja praktek dan juga teman-teman yang selalu mendukung penulis dalam pembuatan Laporan Kerja Praktek hingga selesai. Penulis tidak dapat menulis semua pihak yang membantu penulis dalam kata pengantar ini, maka penulis mengucapkan terima kasih yang sebesar-besarnya untuk siapapun yang terlibat dan membantu penulis dalam pembuatan Laporan Kerja Praktek ini. Akhir kata penulis berharapan Laporan Kerja Praktek dapat membantu pembaca pada umumnya dan penulis sendiri secara pribadi. Penulis menyadari bahwa Laporan Kerja Praktek ini jauh dari sempurna, sehingga penulis sangat terbuka dengan kritik dan saran yang membangun penulis untuk membuat Laporan Kerja Praktek yang lebih baik. Sekali lagi, penulis mengucapkan Terima Kasih.</text:p>
      <text:p text:style-name="P12"/>
      <text:p text:style-name="P10"/>
      <text:p text:style-name="P10"/>
      <text:p text:style-name="P10"/>
      <text:p text:style-name="P10"/>
      <text:p text:style-name="Standard"/>
      <text:p text:style-name="P10"/>
      <text:p text:style-name="P10"/>
      <text:p text:style-name="P10"/>
      <text:p text:style-name="P10"/>
      <text:p text:style-name="P13"/>
      <text:p text:style-name="P22">DAFTAR ISI</text:p>
      <text:p text:style-name="P10"/>
      <text:p text:style-name="P10"/>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soft-page-break/>DAFTAR GAMBA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BAB 1</text:p>
      <text:p text:style-name="P17">PENDAHULUAN</text:p>
      <text:list xml:id="list612973576043703041" text:style-name="WW8Num2">
        <text:list-item>
          <text:list>
            <text:list-item>
              <text:p text:style-name="P18">LATAR BELAKANG</text:p>
            </text:list-item>
          </text:list>
        </text:list-item>
      </text:list>
      <text:p text:style-name="P15"><text:span text:style-name="T13">Saat ini teknologi komputerisasi sudah semakin maju sejalan dengan itu, teknologi-teknologi baru yang beragam pun mulai bermunculan, salah satu teknologi tersebut adalah </text:span><text:span text:style-name="T14">video games</text:span><text:span text:style-name="T7"> yang pada laporan ini akan kita sebut saja sebagai game. Game mungkin untuk sebagian orang terutama orang awam, hanyalah semata-mata permainan yang digunakan untuk bersenang-senang saja, tetapi untuk orang-orang yang mengerti potensi dalam sebuah game pasti akan mengerti bahwa game tidak semata-mata permainan tetapi juga dapat digunakan untuk simulasi kesehatan, keamanan, tutorial, edukasi, dan banyak lagi. Dikarenakan perkembangan teknologi yang hampir tidak terbendung saat ini game dapat berada dimana saja, tidak hanya pada mesin </text:span><text:span text:style-name="T14">console </text:span><text:span text:style-name="T7">dan </text:span><text:span text:style-name="T14">PC </text:span><text:span text:style-name="T7">saja, tetapi dapat berada dalam handphone, web, dan banyak media lainnya. Oleh karena itu, penulis ingin menggunakan kesempatan ini untuk membuat game simulasi keamanan untuk PT Pamapersada Nusantara. PT Pamapersada Nusantara merupakan perusahaan yang bergerak dibidang pertambangan, PT Pamapersada Nusantara saat ini aktif mengatur banyak pertambangan batu bara, emas dan banyak pertambangan lainnya. Pertambangan merupakan bidang pekerjaan yang sangat beresiko dan berbahaya, oleh karena itu sistem keamanan kerja dalam pertambangan harus sangat diperhatikan untuk mengurangi resiko terjadinya kecelakaan terhadap pekerja dan alat-alat yang ada dalam tambang. Untuk memudahkan pekerja dalam mengerti betul prinsip-prinsip kerja dalam dunia pertambangan PT Pamapersada Nusantara meng-</text:span><text:span text:style-name="T14">hire</text:span><text:span text:style-name="T7"> orang-orang yang bersedia untuk magang dan membuat game simulasi terhadap konsep kerja dalam dunia tambang sebagai berikut :</text:span></text:p>
      <text:list xml:id="list6192859300714423842" text:style-name="WW8Num3">
        <text:list-item>
          <text:p text:style-name="P21">Simulasi Pertambangan</text:p>
        </text:list-item>
        <text:list-item>
          <text:p text:style-name="P21">Simulasi Keamanan</text:p>
        </text:list-item>
        <text:list-item>
          <text:p text:style-name="P16"><text:span text:style-name="T14">Corporate Culture</text:span><text:span text:style-name="T7"> / Budaya Perusahaan</text:span></text:p>
        </text:list-item>
      </text:list>
      <text:p text:style-name="P19"/>
      <text:p text:style-name="P20">Dalam hal ini penulis memilih untuk membuat game simulasi tentang prinsip-prinsip dasar keamanan PT Pamapersada Nusantara. </text:p>
      <text:p text:style-name="P19"><text:soft-page-break/></text:p>
      <text:p text:style-name="P19"/>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Arial Unicode MS'"/>
    <style:font-face style:name="Times New Roman1" svg:font-family="'Times New Roman'" style:font-family-generic="roma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7874in" fo:margin-bottom="1.1874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page-layout>
    <style:page-layout style:name="Mpm4">
      <style:page-layout-properties fo:page-width="8.2701in" fo:page-height="11.6902in" style:num-format="i"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header>
        <text:p text:style-name="Header"/>
      </style:header>
    </style:master-page>
    <style:master-page style:name="Convert_20_2" style:display-name="Convert 2" style:page-layout-name="Mpm2">
      <style:header>
        <text:p text:style-name="Header"/>
      </style:header>
    </style:master-page>
    <style:master-page style:name="Convert_20_3" style:display-name="Convert 3" style:page-layout-name="Mpm3">
      <style:header>
        <text:p text:style-name="Header"/>
      </style:header>
    </style:master-page>
    <style:master-page style:name="AWALAN"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4T02:42:10</meta:creation-date>
    <meta:editing-duration>P23DT22H11M8S</meta:editing-duration>
    <meta:generator>OpenOffice.org/3.4.1$Win32 OpenOffice.org_project/341m1$Build-9593</meta:generator>
    <meta:document-statistic meta:table-count="0" meta:image-count="0" meta:object-count="0" meta:page-count="10" meta:paragraph-count="70" meta:word-count="934" meta:character-count="6968"/>
  </office:meta>
</office:document-meta>
</file>